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 <text:span text:style-name="Strong_20_Emphasis">UML (Unified Modeling Language)</text:span> é uma linguagem padrão de modelagem visual usada para descrever, especificar, planejar e documentar sistemas de software. Ela fornece uma série de diagramas que ajudam a visualizar o design e a estrutura do sistema. A UML é amplamente usada no desenvolvimento de software orientado a objetos, mas pode ser aplicada a outros paradigmas também.</text:p>
      <text:h text:style-name="Heading_20_3" text:outline-level="3">1. <text:span text:style-name="Strong_20_Emphasis">Tipos de Diagramas UML</text:span></text:h>
      <text:p text:style-name="Text_20_body">A UML oferece uma variedade de diagramas, divididos em duas grandes categorias: <text:span text:style-name="Strong_20_Emphasis">diagramas estruturais</text:span> e <text:span text:style-name="Strong_20_Emphasis">diagramas comportamentais</text:span>.</text:p>
      <text:h text:style-name="Heading_20_4" text:outline-level="4"><text:span text:style-name="Strong_20_Emphasis">Diagramas Estruturais</text:span></text:h>
      <text:p text:style-name="Text_20_body">Esses diagramas representam a estrutura estática do sistema.</text:p>
      <text:list text:style-name="L1">
        <text:list-item>
          <text:p text:style-name="P1"><text:span text:style-name="Strong_20_Emphasis">Diagrama de Classes</text:span></text:p>
          <text:list>
            <text:list-item>
              <text:p text:style-name="P2">Mostra as classes do sistema, seus atributos, métodos e os relacionamentos entre elas (como herança e associação).</text:p>
            </text:list-item>
            <text:list-item>
              <text:p text:style-name="P2"><text:span text:style-name="Strong_20_Emphasis">Uso</text:span>: Ideal para modelar a estrutura do sistema, o design de classes e os relacionamentos.</text:p>
            </text:list-item>
          </text:list>
        </text:list-item>
        <text:list-item>
          <text:p text:style-name="P1"><text:span text:style-name="Strong_20_Emphasis">Diagrama de Objetos</text:span></text:p>
          <text:list>
            <text:list-item>
              <text:p text:style-name="P2">Representa instâncias específicas das classes do sistema em um momento específico.</text:p>
            </text:list-item>
            <text:list-item>
              <text:p text:style-name="P2"><text:span text:style-name="Strong_20_Emphasis">Uso</text:span>: Útil para visualizar a configuração dos objetos no sistema em um ponto do tempo.</text:p>
            </text:list-item>
          </text:list>
        </text:list-item>
        <text:list-item>
          <text:p text:style-name="P1"><text:span text:style-name="Strong_20_Emphasis">Diagrama de Componentes</text:span></text:p>
          <text:list>
            <text:list-item>
              <text:p text:style-name="P2">Mostra os componentes físicos do sistema (como bibliotecas e módulos) e as interações entre eles.</text:p>
            </text:list-item>
            <text:list-item>
              <text:p text:style-name="P2"><text:span text:style-name="Strong_20_Emphasis">Uso</text:span>: Ideal para modelar a arquitetura de software.</text:p>
            </text:list-item>
          </text:list>
        </text:list-item>
        <text:list-item>
          <text:p text:style-name="P1"><text:span text:style-name="Strong_20_Emphasis">Diagrama de Pacotes</text:span></text:p>
          <text:list>
            <text:list-item>
              <text:p text:style-name="P2">Organiza o sistema em pacotes, facilitando a visualização de agrupamentos de classes e componentes.</text:p>
            </text:list-item>
            <text:list-item>
              <text:p text:style-name="P2"><text:span text:style-name="Strong_20_Emphasis">Uso</text:span>: Para a estruturação em níveis mais altos do sistema.</text:p>
            </text:list-item>
          </text:list>
        </text:list-item>
        <text:list-item>
          <text:p text:style-name="P1"><text:span text:style-name="Strong_20_Emphasis">Diagrama de Implantação</text:span></text:p>
          <text:list>
            <text:list-item>
              <text:p text:style-name="P2">Descreve a implementação física do sistema, como servidores, dispositivos e redes.</text:p>
            </text:list-item>
            <text:list-item>
              <text:p text:style-name="P1"><text:span text:style-name="Strong_20_Emphasis">Uso</text:span>: Ideal para representar a infraestrutura de hardware e redes.</text:p>
            </text:list-item>
          </text:list>
        </text:list-item>
      </text:list>
      <text:h text:style-name="Heading_20_4" text:outline-level="4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4" text:outline-level="4"><text:soft-page-break/><text:span text:style-name="Strong_20_Emphasis">Diagramas Comportamentais</text:span></text:h>
      <text:p text:style-name="Text_20_body">Esses diagramas representam a dinâmica e a interação dos componentes do sistema.</text:p>
      <text:list text:style-name="L2">
        <text:list-item>
          <text:p text:style-name="P3"><text:span text:style-name="Strong_20_Emphasis">Diagrama de Casos de Uso</text:span></text:p>
          <text:list>
            <text:list-item>
              <text:p text:style-name="P4">Mostra as funcionalidades do sistema a partir da perspectiva do usuário (atores).</text:p>
            </text:list-item>
            <text:list-item>
              <text:p text:style-name="P4"><text:span text:style-name="Strong_20_Emphasis">Uso</text:span>: Essencial para entender as necessidades do usuário e as interações com o sistema.</text:p>
            </text:list-item>
          </text:list>
        </text:list-item>
        <text:list-item>
          <text:p text:style-name="P3"><text:span text:style-name="Strong_20_Emphasis">Diagrama de Sequência</text:span></text:p>
          <text:list>
            <text:list-item>
              <text:p text:style-name="P4">Descreve como os objetos interagem ao longo do tempo, mostrando a troca de mensagens.</text:p>
            </text:list-item>
            <text:list-item>
              <text:p text:style-name="P4"><text:span text:style-name="Strong_20_Emphasis">Uso</text:span>: Modela o comportamento detalhado de um cenário específico.</text:p>
            </text:list-item>
          </text:list>
        </text:list-item>
        <text:list-item>
          <text:p text:style-name="P3"><text:span text:style-name="Strong_20_Emphasis">Diagrama de Colaboração (ou Comunicação)</text:span></text:p>
          <text:list>
            <text:list-item>
              <text:p text:style-name="P4">Similar ao diagrama de sequência, mas foca mais na interação entre objetos.</text:p>
            </text:list-item>
            <text:list-item>
              <text:p text:style-name="P4"><text:span text:style-name="Strong_20_Emphasis">Uso</text:span>: Para ver como os objetos se relacionam durante a execução.</text:p>
            </text:list-item>
          </text:list>
        </text:list-item>
        <text:list-item>
          <text:p text:style-name="P3"><text:span text:style-name="Strong_20_Emphasis">Diagrama de Estados</text:span></text:p>
          <text:list>
            <text:list-item>
              <text:p text:style-name="P4">Mostra os diferentes estados de um objeto e as transições entre eles.</text:p>
            </text:list-item>
            <text:list-item>
              <text:p text:style-name="P4"><text:span text:style-name="Strong_20_Emphasis">Uso</text:span>: Ideal para modelar o ciclo de vida de um objeto ou entidade.</text:p>
            </text:list-item>
          </text:list>
        </text:list-item>
        <text:list-item>
          <text:p text:style-name="P3"><text:span text:style-name="Strong_20_Emphasis">Diagrama de Atividades</text:span></text:p>
          <text:list>
            <text:list-item>
              <text:p text:style-name="P4">Representa os fluxos de trabalho ou processos de negócios, como um fluxograma.</text:p>
            </text:list-item>
            <text:list-item>
              <text:p text:style-name="P4"><text:span text:style-name="Strong_20_Emphasis">Uso</text:span>: Para modelar processos ou lógicas de negócios complexas.</text:p>
            </text:list-item>
          </text:list>
        </text:list-item>
        <text:list-item>
          <text:p text:style-name="P3"><text:span text:style-name="Strong_20_Emphasis">Diagrama de Interações</text:span></text:p>
          <text:list>
            <text:list-item>
              <text:p text:style-name="P4">Descreve as interações entre componentes do sistema com foco na ordem e no fluxo.</text:p>
            </text:list-item>
            <text:list-item>
              <text:p text:style-name="P3"><text:span text:style-name="Strong_20_Emphasis">Uso</text:span>: Usado para modelar processos de interação de maneira mais geral.</text:p>
            </text:list-item>
          </text:list>
        </text:list-item>
      </text:list>
      <text:h text:style-name="Heading_20_3" text:outline-level="3">2. <text:span text:style-name="Strong_20_Emphasis">Como Implementar UML</text:span></text:h>
      <text:h text:style-name="Heading_20_4" text:outline-level="4"><text:span text:style-name="Strong_20_Emphasis">Passos para Implementação de UML</text:span></text:h>
      <text:list text:style-name="L3">
        <text:list-item>
          <text:p text:style-name="P5"><text:span text:style-name="Strong_20_Emphasis">Entendimento dos Requisitos</text:span></text:p>
          <text:list>
            <text:list-item>
              <text:p text:style-name="P6">Antes de iniciar a modelagem, é essencial entender os requisitos do sistema. Isso envolve a interação com as partes interessadas (stakeholders) e a definição de <text:span text:style-name="Strong_20_Emphasis">casos de uso</text:span>.</text:p>
            </text:list-item>
            <text:list-item>
              <text:p text:style-name="P6"><text:span text:style-name="Strong_20_Emphasis">Ferramenta</text:span>: O <text:span text:style-name="Strong_20_Emphasis">Diagrama de Casos de Uso</text:span> é a melhor maneira de começar. Ele ajuda a identificar os atores (usuários ou outros sistemas) e suas interações com o sistema.</text:p>
            </text:list-item>
          </text:list>
        </text:list-item>
        <text:list-item>
          <text:p text:style-name="P5"><text:span text:style-name="Strong_20_Emphasis">Modelagem do Sistema</text:span></text:p>
          <text:list>
            <text:list-item>
              <text:p text:style-name="P6">A partir dos requisitos, você pode criar os diagramas que melhor representem o sistema.</text:p>
              <text:list>
                <text:list-item>
                  <text:p text:style-name="P6"><text:span text:style-name="Strong_20_Emphasis">Diagrama de Classes</text:span> para definir a estrutura de classes.</text:p>
                </text:list-item>
                <text:list-item>
                  <text:p text:style-name="P6"><text:span text:style-name="Strong_20_Emphasis">Diagrama de Sequência</text:span> para ilustrar interações temporais.</text:p>
                </text:list-item>
                <text:list-item>
                  <text:p text:style-name="P6"><text:span text:style-name="Strong_20_Emphasis">Diagrama de Atividades</text:span> para detalhar processos ou fluxos de trabalho.</text:p>
                </text:list-item>
              </text:list>
            </text:list-item>
          </text:list>
        </text:list-item>
        <text:list-item>
          <text:p text:style-name="P5"><text:span text:style-name="Strong_20_Emphasis">Refinamento do Modelo</text:span></text:p>
          <text:list>
            <text:list-item>
              <text:p text:style-name="P6"><text:soft-page-break/>À medida que o desenvolvimento avança, o modelo UML pode ser refinado. Isso pode incluir a criação de novos diagramas ou a alteração de existentes à medida que mais detalhes sobre o sistema são descobertos.</text:p>
            </text:list-item>
          </text:list>
        </text:list-item>
        <text:list-item>
          <text:p text:style-name="P5"><text:span text:style-name="Strong_20_Emphasis">Ferramentas de UML</text:span></text:p>
          <text:list>
            <text:list-item>
              <text:p text:style-name="P6">Existem várias ferramentas que facilitam a criação de diagramas UML. Algumas das mais populares são:</text:p>
              <text:list>
                <text:list-item>
                  <text:p text:style-name="P6"><text:span text:style-name="Strong_20_Emphasis">Lucidchart</text:span>: ferramenta online para criar diagramas UML.</text:p>
                </text:list-item>
                <text:list-item>
                  <text:p text:style-name="P6"><text:span text:style-name="Strong_20_Emphasis">Enterprise Architect</text:span>: uma ferramenta robusta para modelagem UML, especialmente em ambientes corporativos.</text:p>
                </text:list-item>
                <text:list-item>
                  <text:p text:style-name="P6"><text:span text:style-name="Strong_20_Emphasis">StarUML</text:span>: ferramenta open-source que suporta vários tipos de diagramas UML.</text:p>
                </text:list-item>
                <text:list-item>
                  <text:p text:style-name="P6"><text:span text:style-name="Strong_20_Emphasis">Visual Paradigm</text:span>: oferece uma abordagem visual intuitiva para trabalhar com UML.</text:p>
                </text:list-item>
                <text:list-item>
                  <text:p text:style-name="P6"><text:span text:style-name="Strong_20_Emphasis">PlantUML</text:span>: gera diagramas a partir de código, muito útil para desenvolvedores que preferem definir a estrutura via texto.</text:p>
                </text:list-item>
              </text:list>
            </text:list-item>
          </text:list>
        </text:list-item>
        <text:list-item>
          <text:p text:style-name="P5"><text:span text:style-name="Strong_20_Emphasis">Documentação e Revisão</text:span></text:p>
          <text:list>
            <text:list-item>
              <text:p text:style-name="P6">Ao criar os diagramas UML, é importante documentá-los adequadamente, para que outras pessoas possam entender o modelo e o design do sistema.</text:p>
            </text:list-item>
            <text:list-item>
              <text:p text:style-name="P5">Realize revisões constantes durante o desenvolvimento para garantir que os diagramas se mantenham consistentes com o que está sendo implementado.</text:p>
            </text:list-item>
          </text:list>
        </text:list-item>
      </text:list>
      <text:h text:style-name="Heading_20_4" text:outline-level="4"><text:span text:style-name="Strong_20_Emphasis">Exemplo Prático</text:span></text:h>
      <text:p text:style-name="Text_20_body">Vamos dar um exemplo simples de como você pode usar UML para modelar uma parte de um sistema de <text:span text:style-name="Strong_20_Emphasis">Biblioteca</text:span>.</text:p>
      <text:list text:style-name="L4">
        <text:list-item>
          <text:p text:style-name="P7"><text:span text:style-name="Strong_20_Emphasis">Passo 1: Casos de Uso</text:span></text:p>
          <text:list>
            <text:list-item>
              <text:p text:style-name="P8">Um ator "Usuário" pode realizar casos de uso como "Empréstimo de Livro" e "Devolução de Livro".</text:p>
            </text:list-item>
            <text:list-item>
              <text:p text:style-name="P8">Um ator "Bibliotecário" pode realizar casos de uso como "Cadastrar Livro" e "Cadastrar Usuário".</text:p>
            </text:list-item>
          </text:list>
        </text:list-item>
        <text:list-item>
          <text:p text:style-name="P7"><text:span text:style-name="Strong_20_Emphasis">Passo 2: Diagrama de Classes</text:span></text:p>
          <text:list>
            <text:list-item>
              <text:p text:style-name="P8">As classes podem incluir "Livro", "Usuário", "Empréstimo", "Bibliotecário".</text:p>
            </text:list-item>
            <text:list-item>
              <text:p text:style-name="P8">Relacionamentos: "Usuário" pode ter múltiplos "Empréstimos", e "Bibliotecário" gerencia os "Livros".</text:p>
            </text:list-item>
          </text:list>
        </text:list-item>
        <text:list-item>
          <text:p text:style-name="P7"><text:span text:style-name="Strong_20_Emphasis">Passo 3: Diagrama de Sequência</text:span></text:p>
          <text:list>
            <text:list-item>
              <text:p text:style-name="P7">O diagrama de sequência pode mostrar, por exemplo, como a operação de "Empréstimo de Livro" ocorre: o <text:span text:style-name="Strong_20_Emphasis">Usuário</text:span> solicita o empréstimo ao <text:span text:style-name="Strong_20_Emphasis">Bibliotecário</text:span>, o <text:span text:style-name="Strong_20_Emphasis">Bibliotecário</text:span> verifica a disponibilidade do livro e realiza o empréstimo.</text:p>
            </text:list-item>
          </text:list>
        </text:list-item>
      </text:list>
      <text:h text:style-name="Heading_20_3" text:outline-level="3">3. <text:span text:style-name="Strong_20_Emphasis">Boas Práticas ao Trabalhar com UML</text:span></text:h>
      <text:list text:style-name="L5">
        <text:list-item>
          <text:p text:style-name="P9"><text:span text:style-name="Strong_20_Emphasis">Simples e claro</text:span>: Evite criar diagramas excessivamente complexos. O objetivo é facilitar a compreensão.</text:p>
        </text:list-item>
        <text:list-item>
          <text:p text:style-name="P9"><text:span text:style-name="Strong_20_Emphasis">Consistência</text:span>: Mantenha os diagramas consistentes entre si.</text:p>
        </text:list-item>
        <text:list-item>
          <text:p text:style-name="P9"><text:span text:style-name="Strong_20_Emphasis">Iteração</text:span>: O modelo deve ser iterativo e evolutivo conforme o sistema se desenvolve.</text:p>
        </text:list-item>
        <text:list-item>
          <text:p text:style-name="P10"><text:soft-page-break/><text:span text:style-name="Strong_20_Emphasis">Validação</text:span>: Valide os diagramas com stakeholders para garantir que a modelagem esteja alinhada com os requisito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1:24:53.943568120</meta:creation-date>
    <dc:date>2025-03-05T11:28:55.989931059</dc:date>
    <meta:editing-duration>PT4M2S</meta:editing-duration>
    <meta:editing-cycles>2</meta:editing-cycles>
    <meta:generator>LibreOffice/24.8.5.2$Linux_X86_64 LibreOffice_project/480$Build-2</meta:generator>
    <meta:document-statistic meta:table-count="0" meta:image-count="0" meta:object-count="0" meta:page-count="4" meta:paragraph-count="77" meta:word-count="924" meta:character-count="5725" meta:non-whitespace-character-count="4943"/>
  </office:meta>
</office:document-meta>
</file>